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9c106" officeooo:paragraph-rsid="0009c10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acd1a" officeooo:paragraph-rsid="000acd1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c89680" officeooo:paragraph-rsid="00c89680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cd0670" officeooo:paragraph-rsid="00c8968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eeee97" officeooo:paragraph-rsid="00eeee9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2f75f" officeooo:paragraph-rsid="00c2f75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400d4" officeooo:paragraph-rsid="00c61a2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ec2cd" officeooo:paragraph-rsid="00cec2cd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1b1cf" officeooo:paragraph-rsid="00d1b1c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4d1d7" officeooo:paragraph-rsid="00d4d1d7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5dfc8" officeooo:paragraph-rsid="00d5dfc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7abe5" officeooo:paragraph-rsid="00d7abe5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7cc17" officeooo:paragraph-rsid="00d7cc17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8a28a" officeooo:paragraph-rsid="00d8a28a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d044e" officeooo:paragraph-rsid="00dd044e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f74fb" officeooo:paragraph-rsid="00df74fb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137f1" officeooo:paragraph-rsid="00e137f1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59a82" officeooo:paragraph-rsid="00e59a82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92398" officeooo:paragraph-rsid="00e92398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f3231" officeooo:paragraph-rsid="00ef3231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0d57c" officeooo:paragraph-rsid="00f729b9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9161d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ac7cd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ce02f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e7606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1011773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104c220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9b0f8" officeooo:paragraph-rsid="0109b0f8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aaa7f" officeooo:paragraph-rsid="010aaa7f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d14ae" officeooo:paragraph-rsid="010d14ae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3c392" officeooo:paragraph-rsid="0113c392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588fd" officeooo:paragraph-rsid="011588fd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6aa2c" officeooo:paragraph-rsid="0116aa2c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82e50" officeooo:paragraph-rsid="01182e50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90d50" officeooo:paragraph-rsid="01190d50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d3cee" officeooo:paragraph-rsid="011d3cee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e66ca" officeooo:paragraph-rsid="011e66ca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3b2d0" officeooo:paragraph-rsid="0123b2d0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857c0" officeooo:paragraph-rsid="012857c0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bb915" officeooo:paragraph-rsid="012bb915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cf55c" officeooo:paragraph-rsid="012cf55c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d828f" officeooo:paragraph-rsid="012d828f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dd800" officeooo:paragraph-rsid="012dd800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30557e" officeooo:paragraph-rsid="0130557e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310dd1" officeooo:paragraph-rsid="0131cf5c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310dd1" officeooo:paragraph-rsid="0133ba82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0eeee97" officeooo:paragraph-rsid="00eeee97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1310dd1" officeooo:paragraph-rsid="0131cf5c" style:font-size-asian="12.25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c45297" style:font-weight-asian="normal" style:font-weight-complex="normal"/>
    </style:style>
    <style:style style:name="T4" style:family="text">
      <style:text-properties style:text-underline-style="none" fo:font-weight="normal" officeooo:rsid="00c61a25" style:font-weight-asian="normal" style:font-weight-complex="normal"/>
    </style:style>
    <style:style style:name="T5" style:family="text">
      <style:text-properties style:text-underline-style="none" fo:font-weight="normal" officeooo:rsid="00c843a3" style:font-weight-asian="normal" style:font-weight-complex="normal"/>
    </style:style>
    <style:style style:name="T6" style:family="text">
      <style:text-properties style:text-underline-style="none" fo:font-weight="normal" officeooo:rsid="00d347b5" style:font-weight-asian="normal" style:font-weight-complex="normal"/>
    </style:style>
    <style:style style:name="T7" style:family="text">
      <style:text-properties style:text-underline-style="none" fo:font-weight="normal" officeooo:rsid="00d9f7b2" style:font-weight-asian="normal" style:font-weight-complex="normal"/>
    </style:style>
    <style:style style:name="T8" style:family="text">
      <style:text-properties style:text-underline-style="none" fo:font-weight="normal" officeooo:rsid="00dec312" style:font-weight-asian="normal" style:font-weight-complex="normal"/>
    </style:style>
    <style:style style:name="T9" style:family="text">
      <style:text-properties style:text-underline-style="none" fo:font-weight="normal" officeooo:rsid="00e1e33b" style:font-weight-asian="normal" style:font-weight-complex="normal"/>
    </style:style>
    <style:style style:name="T10" style:family="text">
      <style:text-properties style:text-underline-style="none" fo:font-weight="normal" officeooo:rsid="00e60f94" style:font-weight-asian="normal" style:font-weight-complex="normal"/>
    </style:style>
    <style:style style:name="T11" style:family="text">
      <style:text-properties style:text-underline-style="none" fo:font-weight="normal" officeooo:rsid="00e7c8ed" style:font-weight-asian="normal" style:font-weight-complex="normal"/>
    </style:style>
    <style:style style:name="T12" style:family="text">
      <style:text-properties style:text-underline-style="none" fo:font-weight="normal" officeooo:rsid="00e89561" style:font-weight-asian="normal" style:font-weight-complex="normal"/>
    </style:style>
    <style:style style:name="T13" style:family="text">
      <style:text-properties style:text-underline-style="none" fo:font-weight="normal" officeooo:rsid="00e92398" style:font-weight-asian="normal" style:font-weight-complex="normal"/>
    </style:style>
    <style:style style:name="T14" style:family="text">
      <style:text-properties style:text-underline-style="none" fo:font-weight="normal" officeooo:rsid="00eb0b30" style:font-weight-asian="normal" style:font-weight-complex="normal"/>
    </style:style>
    <style:style style:name="T15" style:family="text">
      <style:text-properties style:text-underline-style="none" fo:font-weight="normal" officeooo:rsid="00ec6ce4" style:font-weight-asian="normal" style:font-weight-complex="normal"/>
    </style:style>
    <style:style style:name="T16" style:family="text">
      <style:text-properties style:text-underline-style="none" fo:font-weight="normal" officeooo:rsid="00ed4db7" style:font-weight-asian="normal" style:font-weight-complex="normal"/>
    </style:style>
    <style:style style:name="T17" style:family="text">
      <style:text-properties style:text-underline-style="none" fo:font-weight="normal" officeooo:rsid="00ee0e41" style:font-weight-asian="normal" style:font-weight-complex="normal"/>
    </style:style>
    <style:style style:name="T18" style:family="text">
      <style:text-properties style:text-underline-style="none" fo:font-weight="normal" officeooo:rsid="00f2c02a" style:font-weight-asian="normal" style:font-weight-complex="normal"/>
    </style:style>
    <style:style style:name="T19" style:family="text">
      <style:text-properties style:text-underline-style="none" fo:font-weight="normal" officeooo:rsid="00f7c4f8" style:font-weight-asian="normal" style:font-weight-complex="normal"/>
    </style:style>
    <style:style style:name="T20" style:family="text">
      <style:text-properties style:text-underline-style="none" fo:font-weight="normal" officeooo:rsid="00f7e544" style:font-weight-asian="normal" style:font-weight-complex="normal"/>
    </style:style>
    <style:style style:name="T21" style:family="text">
      <style:text-properties style:text-underline-style="none" fo:font-weight="normal" officeooo:rsid="00fac7cd" style:font-weight-asian="normal" style:font-weight-complex="normal"/>
    </style:style>
    <style:style style:name="T22" style:family="text">
      <style:text-properties style:text-underline-style="none" fo:font-weight="normal" officeooo:rsid="00fc79fe" style:font-weight-asian="normal" style:font-weight-complex="normal"/>
    </style:style>
    <style:style style:name="T23" style:family="text">
      <style:text-properties style:text-underline-style="none" fo:font-weight="normal" officeooo:rsid="00fce02f" style:font-weight-asian="normal" style:font-weight-complex="normal"/>
    </style:style>
    <style:style style:name="T24" style:family="text">
      <style:text-properties style:text-underline-style="none" fo:font-weight="normal" officeooo:rsid="00fe7606" style:font-weight-asian="normal" style:font-weight-complex="normal"/>
    </style:style>
    <style:style style:name="T25" style:family="text">
      <style:text-properties style:text-underline-style="none" fo:font-weight="normal" officeooo:rsid="00fedeaf" style:font-weight-asian="normal" style:font-weight-complex="normal"/>
    </style:style>
    <style:style style:name="T26" style:family="text">
      <style:text-properties style:text-underline-style="none" fo:font-weight="normal" officeooo:rsid="00ff8242" style:font-weight-asian="normal" style:font-weight-complex="normal"/>
    </style:style>
    <style:style style:name="T27" style:family="text">
      <style:text-properties style:text-underline-style="none" fo:font-weight="normal" officeooo:rsid="01011773" style:font-weight-asian="normal" style:font-weight-complex="normal"/>
    </style:style>
    <style:style style:name="T28" style:family="text">
      <style:text-properties style:text-underline-style="none" fo:font-weight="normal" officeooo:rsid="01021461" style:font-weight-asian="normal" style:font-weight-complex="normal"/>
    </style:style>
    <style:style style:name="T29" style:family="text">
      <style:text-properties style:text-underline-style="none" fo:font-weight="normal" officeooo:rsid="0102b9ff" style:font-weight-asian="normal" style:font-weight-complex="normal"/>
    </style:style>
    <style:style style:name="T30" style:family="text">
      <style:text-properties style:text-underline-style="none" fo:font-weight="normal" officeooo:rsid="0104c220" style:font-weight-asian="normal" style:font-weight-complex="normal"/>
    </style:style>
    <style:style style:name="T31" style:family="text">
      <style:text-properties style:text-underline-style="none" fo:font-weight="normal" officeooo:rsid="010586c0" style:font-weight-asian="normal" style:font-weight-complex="normal"/>
    </style:style>
    <style:style style:name="T32" style:family="text">
      <style:text-properties style:text-underline-style="none" fo:font-weight="normal" officeooo:rsid="0105a162" style:font-weight-asian="normal" style:font-weight-complex="normal"/>
    </style:style>
    <style:style style:name="T33" style:family="text">
      <style:text-properties style:text-underline-style="none" fo:font-weight="normal" officeooo:rsid="0106f053" style:font-weight-asian="normal" style:font-weight-complex="normal"/>
    </style:style>
    <style:style style:name="T34" style:family="text">
      <style:text-properties style:text-underline-style="none" fo:font-weight="normal" officeooo:rsid="010b87c3" style:font-weight-asian="normal" style:font-weight-complex="normal"/>
    </style:style>
    <style:style style:name="T35" style:family="text">
      <style:text-properties style:text-underline-style="none" fo:font-weight="normal" officeooo:rsid="010d4cf6" style:font-weight-asian="normal" style:font-weight-complex="normal"/>
    </style:style>
    <style:style style:name="T36" style:family="text">
      <style:text-properties style:text-underline-style="none" fo:font-weight="normal" officeooo:rsid="01109467" style:font-weight-asian="normal" style:font-weight-complex="normal"/>
    </style:style>
    <style:style style:name="T37" style:family="text">
      <style:text-properties style:text-underline-style="none" fo:font-weight="normal" officeooo:rsid="0110f9ee" style:font-weight-asian="normal" style:font-weight-complex="normal"/>
    </style:style>
    <style:style style:name="T38" style:family="text">
      <style:text-properties style:text-underline-style="none" fo:font-weight="normal" officeooo:rsid="011755b8" style:font-weight-asian="normal" style:font-weight-complex="normal"/>
    </style:style>
    <style:style style:name="T39" style:family="text">
      <style:text-properties style:text-underline-style="none" fo:font-weight="normal" officeooo:rsid="011aa625" style:font-weight-asian="normal" style:font-weight-complex="normal"/>
    </style:style>
    <style:style style:name="T40" style:family="text">
      <style:text-properties style:text-underline-style="none" fo:font-weight="normal" officeooo:rsid="01207feb" style:font-weight-asian="normal" style:font-weight-complex="normal"/>
    </style:style>
    <style:style style:name="T41" style:family="text">
      <style:text-properties style:text-underline-style="none" fo:font-weight="normal" officeooo:rsid="0120d2e4" style:font-weight-asian="normal" style:font-weight-complex="normal"/>
    </style:style>
    <style:style style:name="T42" style:family="text">
      <style:text-properties style:text-underline-style="none" fo:font-weight="normal" officeooo:rsid="0121bd87" style:font-weight-asian="normal" style:font-weight-complex="normal"/>
    </style:style>
    <style:style style:name="T43" style:family="text">
      <style:text-properties style:text-underline-style="none" fo:font-weight="normal" officeooo:rsid="01248e5b" style:font-weight-asian="normal" style:font-weight-complex="normal"/>
    </style:style>
    <style:style style:name="T44" style:family="text">
      <style:text-properties style:text-underline-style="none" fo:font-weight="normal" officeooo:rsid="0124b361" style:font-weight-asian="normal" style:font-weight-complex="normal"/>
    </style:style>
    <style:style style:name="T45" style:family="text">
      <style:text-properties style:text-underline-style="none" fo:font-weight="normal" officeooo:rsid="01258e5d" style:font-weight-asian="normal" style:font-weight-complex="normal"/>
    </style:style>
    <style:style style:name="T46" style:family="text">
      <style:text-properties style:text-underline-style="none" fo:font-weight="normal" officeooo:rsid="0128fe55" style:font-weight-asian="normal" style:font-weight-complex="normal"/>
    </style:style>
    <style:style style:name="T47" style:family="text">
      <style:text-properties style:text-underline-style="none" fo:font-weight="normal" officeooo:rsid="012a17fa" style:font-weight-asian="normal" style:font-weight-complex="normal"/>
    </style:style>
    <style:style style:name="T48" style:family="text">
      <style:text-properties style:text-underline-style="none" fo:font-weight="normal" officeooo:rsid="012c1e05" style:font-weight-asian="normal" style:font-weight-complex="normal"/>
    </style:style>
    <style:style style:name="T49" style:family="text">
      <style:text-properties style:text-underline-style="none" fo:font-weight="normal" officeooo:rsid="012d3feb" style:font-weight-asian="normal" style:font-weight-complex="normal"/>
    </style:style>
    <style:style style:name="T50" style:family="text">
      <style:text-properties style:text-underline-style="none" fo:font-weight="normal" officeooo:rsid="012f6d33" style:font-weight-asian="normal" style:font-weight-complex="normal"/>
    </style:style>
    <style:style style:name="T51" style:family="text">
      <style:text-properties style:text-underline-style="none" fo:font-weight="normal" officeooo:rsid="0130557e" style:font-weight-asian="normal" style:font-weight-complex="normal"/>
    </style:style>
    <style:style style:name="T52" style:family="text">
      <style:text-properties style:text-underline-style="none" fo:font-weight="normal" officeooo:rsid="0131cf5c" style:font-weight-asian="normal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198899" style:font-weight-asian="normal" style:font-weight-complex="normal"/>
    </style:style>
    <style:style style:name="T55" style:family="text">
      <style:text-properties fo:font-weight="normal" officeooo:rsid="00c88182" style:font-weight-asian="normal" style:font-weight-complex="normal"/>
    </style:style>
    <style:style style:name="T56" style:family="text">
      <style:text-properties fo:font-weight="normal" officeooo:rsid="00c9b4ed" style:font-weight-asian="normal" style:font-weight-complex="normal"/>
    </style:style>
    <style:style style:name="T57" style:family="text">
      <style:text-properties fo:font-weight="normal" officeooo:rsid="00cb2f65" style:font-weight-asian="normal" style:font-weight-complex="normal"/>
    </style:style>
    <style:style style:name="T58" style:family="text">
      <style:text-properties officeooo:rsid="00fe7606"/>
    </style:style>
    <style:style style:name="T59" style:family="text">
      <style:text-properties officeooo:rsid="01011773"/>
    </style:style>
    <style:style style:name="T60" style:family="text">
      <style:text-properties officeooo:rsid="0106f053"/>
    </style:style>
    <style:style style:name="T61" style:family="text">
      <style:text-properties officeooo:rsid="011094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et histoire des peuples d’Europe de l’Est</text:p>
      <text:p text:style-name="P2"/>
      <text:p text:style-name="P2"/>
      <text:p text:style-name="P3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4"/>
      <text:p text:style-name="P5"/>
      <text:p text:style-name="P9"><text:span text:style-name="T54">L’</text:span><text:span text:style-name="T53">Héritage Greco-Romain</text:span></text:p>
      <text:p text:style-name="P9"><text:span text:style-name="T2"/></text:p>
      <text:p text:style-name="P9"><text:span text:style-name="T2"/></text:p>
      <text:p text:style-name="P10"><text:span text:style-name="T2">Hymne Polonais : « La Pologne n’a pas encore disparue, tant que nous vivons. Ce que l’étranger nous a pris de force, nous le reprenons par le sabre… </text:span><text:span text:style-name="T3">Bonaparte nous a donné l’exemple, comment nous devons vivre. »</text:span></text:p>
      <text:p text:style-name="P10"><text:span text:style-name="T3"><text:tab/><text:tab/><text:tab/><text:tab/><text:tab/><text:tab/><text:tab/>- </text:span><text:span text:style-name="T4">Joseph Wy</text:span><text:span text:style-name="T5">b</text:span><text:span text:style-name="T4">icki</text:span><text:span text:style-name="T2"> <text:s/></text:span></text:p>
      <text:p text:style-name="P10"><text:span text:style-name="T2"/></text:p>
      <text:p text:style-name="P10"><text:span text:style-name="T2"><text:line-break/></text:span><text:span text:style-name="T55">Pologne, information générales :</text:span></text:p>
      <text:p text:style-name="P10"><text:span text:style-name="T55"/></text:p>
      <text:p text:style-name="P6"><text:span text:style-name="T55">- </text:span><text:span text:style-name="T53">39 millions d’habitants</text:span></text:p>
      <text:p text:style-name="P6"><text:span text:style-name="T53">- Régime parlementaire : </text:span><text:span text:style-name="T56">République de Pologne</text:span></text:p>
      <text:p text:style-name="P6"><text:span text:style-name="T56">- </text:span><text:span text:style-name="T57">Parlement bicamérale : 560 députés, 100 au Sénat, 460 à la Diète.</text:span></text:p>
      <text:p text:style-name="P7"><text:span text:style-name="T57">- </text:span><text:span text:style-name="T53">Président : Andrzej Duda</text:span></text:p>
      <text:p text:style-name="P7"><text:span text:style-name="T53">- Mateusz Morawiecki</text:span></text:p>
      <text:p text:style-name="P7"><text:span text:style-name="T53"/></text:p>
      <text:p text:style-name="P7"><text:span text:style-name="T53"/></text:p>
      <text:p text:style-name="P11">2015 <text:span text:style-name="T2">: Tournant politique → Retour au pouvoir des partis conservateurs, Eurosceptique (PIS).</text:span></text:p>
      <text:p text:style-name="P11"><text:span text:style-name="T2"/></text:p>
      <text:p text:style-name="P12"><text:span text:style-name="T2">L’accent de la politique est mis sur les questions sociales : âge départ à la retraite, augmentation des allocations familiales, gratuité des soins médicaux aux retraités, </text:span><text:span text:style-name="T6">augmentation du salaire minimum.</text:span></text:p>
      <text:p text:style-name="P12"><text:span text:style-name="T6"/></text:p>
      <text:p text:style-name="P13"><text:span text:style-name="T6">É</text:span><text:span text:style-name="T2">conomie : Réduction impôt TPE/PME</text:span></text:p>
      <text:p text:style-name="P13"><text:span text:style-name="T2"/></text:p>
      <text:p text:style-name="P14"><text:span text:style-name="T2">Éducatif : Réforme du système scolaire</text:span></text:p>
      <text:p text:style-name="P14"><text:span text:style-name="T2"/></text:p>
      <text:p text:style-name="P15"><text:span text:style-name="T2">Culturel : Renforcer le sentiment patriotique</text:span></text:p>
      <text:p text:style-name="P15"><text:span text:style-name="T2"/></text:p>
      <text:p text:style-name="P16"><text:span text:style-name="T2">Superficie : Environ 310 000 km²</text:span></text:p>
      <text:p text:style-name="P16"><text:span text:style-name="T2"/></text:p>
      <text:p text:style-name="P17"><text:soft-page-break/><text:span text:style-name="T2">Principales villes : </text:span><text:span text:style-name="T53">Varsovie</text:span><text:span text:style-name="T2"> – Capitale, Lodz &amp; Wroclaw – Industrielles, </text:span><text:span text:style-name="T7">Cracovie, Gyduya &amp; Gdunsk – Ville de départ du mouvement Solidarité</text:span></text:p>
      <text:p text:style-name="P17"><text:span text:style-name="T7"/></text:p>
      <text:p text:style-name="P18"><text:span text:style-name="T7">2</text:span><text:span text:style-name="T2">478 communes, langue : polonais, monnaie : zloty </text:span><text:span text:style-name="T8">(4,5 = 1€).</text:span></text:p>
      <text:p text:style-name="P18"><text:span text:style-name="T8"/></text:p>
      <text:p text:style-name="P19"><text:span text:style-name="T8">F</text:span><text:span text:style-name="T2">êtes nationales : <text:s/>11 novembre → Indépendance</text:span></text:p>
      <text:p text:style-name="P19"><text:span text:style-name="T2"><text:tab/><text:tab/><text:tab/>3 mai → Fête de la Constitution de 1797</text:span></text:p>
      <text:p text:style-name="P19"><text:span text:style-name="T2"/></text:p>
      <text:p text:style-name="P20"><text:span text:style-name="T2">PIB : 465 M€ </text:span><text:span text:style-name="T9">= 12 100 €/hab, croissance de 4,5 %, chômage bas, inflation à 1,6 %.</text:span></text:p>
      <text:p text:style-name="P20"><text:span text:style-name="T9"/></text:p>
      <text:p text:style-name="P21"><text:span text:style-name="T9">L</text:span><text:span text:style-name="T2">a Pologne fait parti de deux grands groupes :</text:span></text:p>
      <text:p text:style-name="P21"><text:span text:style-name="T2"/></text:p>
      <text:p text:style-name="P21"><text:span text:style-name="T2">- Triangle de Weimar (1991) :</text:span></text:p>
      <text:p text:style-name="P21"><text:span text:style-name="T2"><text:tab/>→ France, Allemagne, Pologne</text:span></text:p>
      <text:p text:style-name="P21"><text:span text:style-name="T2"><text:tab/>→ Coop sur des enjeux européens</text:span></text:p>
      <text:p text:style-name="P21"><text:span text:style-name="T2"><text:tab/>→ Dialogue sur la société civile (Énergie, PAC, Budget, Éducation).</text:span></text:p>
      <text:p text:style-name="P21"><text:span text:style-name="T2"/></text:p>
      <text:p text:style-name="P21"><text:span text:style-name="T2">- </text:span><text:span text:style-name="T10">Groupe de </text:span><text:span text:style-name="T13">V</text:span><text:span text:style-name="T10">isgrad (1991), date originalement de 1335 (Boleslas le Vaillant), entre les rois de Hongrie, Pologne et </text:span><text:span text:style-name="T13">Morave</text:span><text:span text:style-name="T10"> </text:span><text:span text:style-name="T11">afin de créer une coop sur le </text:span><text:span text:style-name="T12">développement</text:span><text:span text:style-name="T11"> routier.</text:span></text:p>
      <text:p text:style-name="P21"><text:span text:style-name="T11"/></text:p>
      <text:p text:style-name="P22"><text:span text:style-name="T11">E</text:span><text:span text:style-name="T2">n 1991 reprise de l’idée pour créer une coopération régionale (Tchéquie, Hongrie, Pologne, Slovaquie</text:span><text:span text:style-name="T14">), afin de créer une coopération économique et de </text:span><text:span text:style-name="T15">développement des transports.</text:span></text:p>
      <text:p text:style-name="P22"><text:span text:style-name="T15"><text:tab/>→</text:span><text:span text:style-name="T16"> Opposition UE (notamment sur la question migratoire)</text:span></text:p>
      <text:p text:style-name="P22"><text:span text:style-name="T16"><text:tab/>→</text:span><text:span text:style-name="T17"> Coopération fragile</text:span></text:p>
      <text:p text:style-name="P22"><text:span text:style-name="T17"><text:tab/><text:tab/><text:tab/>→ Tchéquie pro-Germanique</text:span></text:p>
      <text:p text:style-name="P22"><text:span text:style-name="T17"><text:tab/><text:tab/><text:tab/>→ Polonais anti-Russe</text:span></text:p>
      <text:p text:style-name="P9"><text:span text:style-name="T2"><text:tab/><text:tab/><text:tab/>→</text:span><text:span text:style-name="T17"> Hongrie pro-Russe</text:span></text:p>
      <text:p text:style-name="P9"><text:span text:style-name="T17"><text:tab/><text:tab/><text:tab/>→ Slovaquie pro-Russe</text:span></text:p>
      <text:p text:style-name="P9"><text:span text:style-name="T17"/></text:p>
      <text:p text:style-name="P8"/>
      <text:p text:style-name="P50">Histoire de la Pologne:</text:p>
      <text:p text:style-name="P8"/>
      <text:p text:style-name="P23">Vème siècle :<text:span text:style-name="T2"> Arrivé des peuples slaves</text:span></text:p>
      <text:p text:style-name="P23"><text:span text:style-name="T2"/></text:p>
      <text:p text:style-name="P24">840 :<text:span text:style-name="T2"> </text:span><text:span text:style-name="T18">Création de la dynastie des Pias</text:span><text:span text:style-name="T19">t, avec Miezsko (960 – 992) la construction étatique de la Pologne prend forme. </text:span><text:span text:style-name="T20">C’est aussi la conversion des Polonais au Christianisme, les combats contre les invasions germaniques, l’utilisation de l’alphabet latin et la mise de la Pologne sous le protectorat du Pape.</text:span></text:p>
      <text:p text:style-name="P24"><text:span text:style-name="T20"/></text:p>
      <text:p text:style-name="P25">992 – 1025 :<text:span text:style-name="T2"> Règne de Boleslas le Vaillant</text:span></text:p>
      <text:p text:style-name="P25"><text:span text:style-name="T2"><text:tab/><text:tab/>→ Imposition du Catholicisme</text:span></text:p>
      <text:p text:style-name="P25"><text:span text:style-name="T2"><text:tab/><text:tab/>→ Guerres contre le St Empire Germanique</text:span></text:p>
      <text:p text:style-name="P26"><text:span text:style-name="T2"><text:tab/><text:tab/>→ Conquête de la Moravie, Silésie, Poméranie</text:span></text:p>
      <text:p text:style-name="P26"><text:span text:style-name="T2"><text:tab/><text:tab/>→</text:span><text:span text:style-name="T21"> Sacré roi par le Pape en 1025</text:span></text:p>
      <text:p text:style-name="P26"><text:span text:style-name="T21"/></text:p>
      <text:p text:style-name="P27"><text:span text:style-name="T22">Il envisage des conquêtes en Russie, Bohème, Slovaquie, mais meurt.</text:span></text:p>
      <text:p text:style-name="P28"><text:span text:style-name="T23">Sous son règne à lieu une floraison économique.</text:span></text:p>
      <text:p text:style-name="P28"><text:span text:style-name="T23"/></text:p>
      <text:p text:style-name="P29"><text:span text:style-name="T58">1240 :</text:span><text:span text:style-name="T24"> </text:span><text:span text:style-name="T25">Invasion Tatar →</text:span><text:span text:style-name="T26"> Un siècle et demi de présence Tartaro-Mongole.</text:span></text:p>
      <text:p text:style-name="P29"><text:span text:style-name="T26"/></text:p>
      <text:p text:style-name="P30"><text:span text:style-name="T59">1333 – 1370 :</text:span><text:span text:style-name="T27"> </text:span><text:span text:style-name="T28">Dynastie J</text:span><text:span text:style-name="T44">a</text:span><text:span text:style-name="T28">g</text:span><text:span text:style-name="T44">e</text:span><text:span text:style-name="T28">llon sous Casimir le Grand. </text:span><text:span text:style-name="T29">Coopération avec les tatars avant de les bouter hors de la Pologne avec une armée nouvelle.</text:span></text:p>
      <text:p text:style-name="P30"><text:span text:style-name="T29"><text:tab/><text:tab/>→</text:span><text:span text:style-name="T30"> Alliance avec le Duché de Lituanie, </text:span><text:span text:style-name="T31">un seul roi pour les deux états </text:span><text:span text:style-name="T32">capitale Varsovie, christianisation de la Lituanie et victoire contre les Teutons en </text:span><text:span text:style-name="T60">1410</text:span><text:span text:style-name="T33">.</text:span></text:p>
      <text:p text:style-name="P30"><text:span text:style-name="T33"/></text:p>
      <text:p text:style-name="P31">1569 :<text:span text:style-name="T2"> Formation du Duché Polono-Lituanien.</text:span></text:p>
      <text:p text:style-name="P31"><text:span text:style-name="T2"/></text:p>
      <text:p text:style-name="P32"><text:span text:style-name="T2">Suite à des conflits extérieurs, des épidémies, des révoltes paysannes, des guerres désastreuses avec la Russie, les Cosaques, la Suède, Empire Ottoman, l’Allemagne, </text:span><text:span text:style-name="T34">un déclin de la Pologne est entamé.</text:span></text:p>
      <text:p text:style-name="P32"><text:span text:style-name="T34"/></text:p>
      <text:p text:style-name="P33">1603 – 1613 :<text:span text:style-name="T2"> </text:span><text:span text:style-name="T35">Reprise par la Russie des territoires conquis ultérieurement par la Pologne</text:span></text:p>
      <text:p text:style-name="P32"><text:span text:style-name="T34"/></text:p>
      <text:p text:style-name="P33">16<text:span text:style-name="T61">67 :</text:span><text:span text:style-name="T36"> </text:span><text:span text:style-name="T37">Traité d’Androussovo → Récupération par la Russie de tous les territoires ultérieurement conquis par la Pologne.</text:span></text:p>
      <text:p text:style-name="P33"><text:span text:style-name="T37"/></text:p>
      <text:p text:style-name="P34"><text:span text:style-name="T37">S’</text:span><text:span text:style-name="T2">en suit trois partages de la Pologne :</text:span></text:p>
      <text:p text:style-name="P35">1772 :<text:span text:style-name="T2"> Partage entre la Russie, Prusse et Autriche</text:span></text:p>
      <text:p text:style-name="P35"><text:span text:style-name="T2"/></text:p>
      <text:p text:style-name="P36">1793 :<text:span text:style-name="T2"> </text:span><text:span text:style-name="T38">Partage entre la Prusse et la Russie</text:span></text:p>
      <text:p text:style-name="P36"><text:span text:style-name="T38"/></text:p>
      <text:p text:style-name="P37">1795 :<text:span text:style-name="T2"> Partage entre la Prusse, l’Autriche et la Russie</text:span></text:p>
      <text:p text:style-name="P38"><text:soft-page-break/>1815 :<text:span text:style-name="T2"> </text:span><text:span text:style-name="T39">Accord de paix générale en Europe et création de l’Europe du Congrès (Duché de Varsovie, capitale et environs). </text:span></text:p>
      <text:p text:style-name="P38"><text:span text:style-name="T39"/></text:p>
      <text:p text:style-name="P39"><text:span text:style-name="T39">J</text:span><text:span text:style-name="T2">usqu’en 1919, les polonais se révoltent régulièrement contre l’occupation.</text:span></text:p>
      <text:p text:style-name="P39"><text:span text:style-name="T2"/></text:p>
      <text:p text:style-name="P40">1919 :<text:span text:style-name="T2"> </text:span><text:span text:style-name="T40">Renaissance </text:span><text:span text:style-name="T41">de la Pologne →</text:span><text:span text:style-name="T42"> Enjeux de récupération du territoire.</text:span></text:p>
      <text:p text:style-name="P40"><text:span text:style-name="T42"/></text:p>
      <text:p text:style-name="P41"><text:span text:style-name="T42">D</text:span><text:span text:style-name="T2">u point de vue géopolitique l’histoire peut être résumé comme un dilemme, les deux dynasties représentant un modèle opposé :</text:span></text:p>
      <text:p text:style-name="P41"><text:span text:style-name="T2"/></text:p>
      <text:p text:style-name="P41"><text:span text:style-name="T2">- </text:span><text:span text:style-name="T43">Piaste → Homogène ethniquement et tourné vers le monde germanique</text:span></text:p>
      <text:p text:style-name="P41"><text:span text:style-name="T43"/></text:p>
      <text:p text:style-name="P41"><text:span text:style-name="T43">- Jagellon → </text:span><text:span text:style-name="T45">Hétérogène ethniquement et tourné vers l’Est</text:span></text:p>
      <text:p text:style-name="P41"><text:span text:style-name="T45"/></text:p>
      <text:p text:style-name="P42"><text:span text:style-name="T45">À </text:span><text:span text:style-name="T2">sa renaissance en 1919, la Pologne opte pour le deuxième modèle. </text:span><text:span text:style-name="T46">Le territoire devient un enjeux important et suite au traité de Trianon </text:span><text:span text:style-name="T47">la Pologne obtient :</text:span></text:p>
      <text:p text:style-name="P42"><text:span text:style-name="T47"/></text:p>
      <text:p text:style-name="P42"><text:span text:style-name="T47"><text:tab/>→ 400 000 km²</text:span></text:p>
      <text:p text:style-name="P42"><text:span text:style-name="T47"><text:tab/>→ 19M de Polonais</text:span></text:p>
      <text:p text:style-name="P24"><text:span text:style-name="T20"><text:tab/></text:span><text:span text:style-name="T47">→ 2M de Slaves</text:span></text:p>
      <text:p text:style-name="P24"><text:span text:style-name="T47"><text:tab/>→ 2M de Juifs</text:span></text:p>
      <text:p text:style-name="P24"><text:span text:style-name="T47"><text:tab/>→ 3M d’Ukrainiens</text:span></text:p>
      <text:p text:style-name="P24"><text:span text:style-name="T47"><text:tab/>→ Une grande minorité allemande</text:span></text:p>
      <text:p text:style-name="P24"><text:span text:style-name="T47"/></text:p>
      <text:p text:style-name="P43">1939 :<text:span text:style-name="T2"> </text:span><text:span text:style-name="T48">Partage de la Pologne entre l’Allemagne Nazie et l’URSS, accord Molotov-Ribbentrop.</text:span></text:p>
      <text:p text:style-name="P43"><text:span text:style-name="T48"/></text:p>
      <text:p text:style-name="P44"><text:span text:style-name="T48">À </text:span><text:span text:style-name="T2">la fin de la deuxième guerre mondiale la problématique des frontières revient :</text:span></text:p>
      <text:p text:style-name="P44"><text:span text:style-name="T2"><text:tab/><text:tab/>→</text:span><text:span text:style-name="T49"> URSS prends la Biélorrusie, l’Ukraine et la Lituanie</text:span></text:p>
      <text:p text:style-name="P44"><text:span text:style-name="T49"><text:tab/><text:tab/>→ La Pologne s’élargit sur le territoire Allemand au Nord et à l’Ouest</text:span></text:p>
      <text:p text:style-name="P44"><text:span text:style-name="T49"/></text:p>
      <text:p text:style-name="P45"><text:span text:style-name="T49">S</text:span><text:span text:style-name="T2">taline a donc opté pour le premier modèle, celui des Piaste en repoussant les frontières à l’Ouest.</text:span></text:p>
      <text:p text:style-name="P45"><text:span text:style-name="T2"/></text:p>
      <text:p text:style-name="P46">1947 – 1989 :<text:span text:style-name="T2"> </text:span><text:span text:style-name="T50">La Pologne est communiste, elle fait partie du pacte de Varsovie et du Comecon (Conseil d’assistance économique mutuelle), </text:span><text:span text:style-name="T51">néanmoins elle préserve :</text:span></text:p>
      <text:p text:style-name="P46"><text:span text:style-name="T51"/></text:p>
      <text:p text:style-name="P46"><text:span text:style-name="T51">- La liberté de culte</text:span></text:p>
      <text:p text:style-name="P47"><text:span text:style-name="T2">- Le droit à la propriété privée</text:span></text:p>
      <text:p text:style-name="P51">1989 :<text:span text:style-name="T2"> Le mouvement Solidarité arrive à imposer le changement de régime, la Pologne se libère du communisme.</text:span></text:p>
      <text:p text:style-name="P48"><text:span text:style-name="T2"><text:tab/><text:tab/>→</text:span><text:span text:style-name="T52"> Transformation société conservatrice → Libérale</text:span></text:p>
      <text:p text:style-name="P49"><text:span text:style-name="T52"><text:tab/><text:tab/>→ Année 2000 → Retour conservatisme</text:span></text:p>
      <text:p text:style-name="P49"><text:span text:style-name="T52"/></text:p>
      <text:p text:style-name="P49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09-27T11:57:51.306979161</dc:date>
    <meta:editing-duration>PT3H34M51S</meta:editing-duration>
    <meta:editing-cycles>285</meta:editing-cycles>
    <meta:generator>LibreOffice/6.1.1.2$Linux_X86_64 LibreOffice_project/10$Build-2</meta:generator>
    <meta:document-statistic meta:table-count="0" meta:image-count="0" meta:object-count="0" meta:page-count="5" meta:paragraph-count="81" meta:word-count="904" meta:character-count="5564" meta:non-whitespace-character-count="4677"/>
  </office:meta>
</office:document-meta>
</file>